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6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2.6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2.8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2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4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3.6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3.6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1cm" svg:height="1.3cm" svg:x="0.7cm" svg:y="6.2cm">
          <text:p text:style-name="P1">FS=100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1cm" svg:height="1.1cm" svg:x="0.7cm" svg:y="7.9cm">
          <text:p text:style-name="P1">N=128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1cm" svg:height="2.4cm" svg:x="0.7cm" svg:y="9.4cm">
          <text:p text:style-name="P1">Padd to</text:p>
          <text:p text:style-name="P1">2048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3.3cm" svg:height="2.4cm" svg:x="4.4cm" svg:y="9.4cm">
          <text:p text:style-name="P1">h(n)</text:p>
          <text:p text:style-name="P1"><text:s/>n=150 </text:p>
          <text:p text:style-name="P1">padded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9cm" svg:height="2.6cm" svg:x="1.6cm" svg:y="12.1cm">
          <text:p text:style-name="P1">Convoluc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" draw:id="id1" draw:layer="layout" svg:width="2.5cm" svg:height="1.1cm" svg:x="2.9cm" svg:y="15.3cm">
          <text:p text:style-name="P1">RDFT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3.9cm" svg:height="1.7cm" svg:x="11.2cm" svg:y="0.5cm">
          <text:p text:style-name="P1">Magnitud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4.1cm" svg:height="1.7cm" svg:x="11.1cm" svg:y="2.6cm">
          <text:p text:style-name="P1">Average x2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4.1cm" svg:height="1.7cm" svg:x="11.1cm" svg:y="4.7cm">
          <text:p text:style-name="P1">Find Max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4.1cm" svg:height="2.8cm" svg:x="11.1cm" svg:y="6.8cm">
          <text:p text:style-name="P1">Find Local</text:p>
          <text:p text:style-name="P1">Max </text:p>
          <text:p text:style-name="P1">proportionally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3.2cm" svg:height="1.7cm" svg:x="0.6cm" svg:y="0.5cm">
          <text:p text:style-name="P1">Signa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3.2cm" svg:height="1.7cm" svg:x="0.6cm" svg:y="2.7cm">
          <text:p text:style-name="P1">Anti </text:p>
          <text:p text:style-name="P1">alieasing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3.1cm" svg:height="1cm" svg:x="0.7cm" svg:y="4.8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4.1cm" svg:height="2cm" svg:x="11.1cm" svg:y="10cm">
          <text:p text:style-name="P1">21points </text:p>
          <text:p text:style-name="P1">Centroide </text:p>
          <draw:enhanced-geometry svg:viewBox="0 0 21600 21600" draw:type="rectangle" draw:enhanced-path="M 0 0 L 21600 0 21600 21600 0 21600 0 0 Z N"/>
        </draw:custom-shape>
        <draw:custom-shape draw:style-name="gr12" draw:text-style-name="P1" xml:id="id15" draw:id="id15" draw:layer="layout" svg:width="4.1cm" svg:height="2cm" svg:x="11.1cm" svg:y="12.4cm">
          <text:p text:style-name="P1">Show </text:p>
          <text:p text:style-name="P1">GUI 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line-skew="1.1cm" svg:x1="5.4cm" svg:y1="15.85cm" svg:x2="11.2cm" svg:y2="1.35cm" draw:start-shape="id1" draw:end-shape="id2" draw:end-glue-point="3" svg:d="M5400 15850h4000v-14500h1800" svg:viewBox="0 0 5801 14501">
          <text:p/>
        </draw:connector>
        <draw:connector draw:style-name="gr13" draw:text-style-name="P2" draw:layer="layout" svg:x1="2.2cm" svg:y1="2.2cm" svg:x2="2.2cm" svg:y2="2.7cm" draw:start-shape="id3" draw:start-glue-point="2" draw:end-shape="id4" draw:end-glue-point="0" svg:d="M2200 2200v500" svg:viewBox="0 0 1 501">
          <text:p/>
        </draw:connector>
        <draw:connector draw:style-name="gr13" draw:text-style-name="P2" draw:layer="layout" svg:x1="2.2cm" svg:y1="4.4cm" svg:x2="2.25cm" svg:y2="4.8cm" draw:start-shape="id4" draw:start-glue-point="2" draw:end-shape="id5" draw:end-glue-point="0" svg:d="M2200 4400v200h50v200" svg:viewBox="0 0 51 401">
          <text:p/>
        </draw:connector>
        <draw:connector draw:style-name="gr13" draw:text-style-name="P2" draw:layer="layout" svg:x1="2.25cm" svg:y1="5.8cm" svg:x2="2.25cm" svg:y2="6.2cm" draw:start-shape="id5" draw:start-glue-point="2" draw:end-shape="id6" draw:end-glue-point="0" svg:d="M2250 5800v400" svg:viewBox="0 0 1 401">
          <text:p/>
        </draw:connector>
        <draw:connector draw:style-name="gr13" draw:text-style-name="P2" draw:layer="layout" svg:x1="2.25cm" svg:y1="7.5cm" svg:x2="2.25cm" svg:y2="7.9cm" draw:start-shape="id6" draw:start-glue-point="2" draw:end-shape="id7" draw:end-glue-point="0" svg:d="M2250 7500v400" svg:viewBox="0 0 1 401">
          <text:p/>
        </draw:connector>
        <draw:connector draw:style-name="gr13" draw:text-style-name="P2" draw:layer="layout" svg:x1="2.25cm" svg:y1="9cm" svg:x2="2.25cm" svg:y2="9.4cm" draw:start-shape="id7" draw:start-glue-point="2" draw:end-shape="id8" draw:end-glue-point="0" svg:d="M2250 9000v400" svg:viewBox="0 0 1 401">
          <text:p/>
        </draw:connector>
        <draw:connector draw:style-name="gr13" draw:text-style-name="P2" draw:layer="layout" svg:x1="0.7cm" svg:y1="10.6cm" svg:x2="1.6cm" svg:y2="13.4cm" draw:start-shape="id8" draw:start-glue-point="3" draw:end-shape="id9" draw:end-glue-point="5" svg:d="M700 10600h-501v2800h1401" svg:viewBox="0 0 1402 2801">
          <text:p/>
        </draw:connector>
        <draw:connector draw:style-name="gr13" draw:text-style-name="P2" draw:layer="layout" svg:x1="7.7cm" svg:y1="10.6cm" svg:x2="6.5cm" svg:y2="13.4cm" draw:start-shape="id10" draw:start-glue-point="1" draw:end-shape="id9" draw:end-glue-point="7" svg:d="M7700 10600h501v2800h-1701" svg:viewBox="0 0 1702 2801">
          <text:p/>
        </draw:connector>
        <draw:connector draw:style-name="gr13" draw:text-style-name="P2" draw:layer="layout" svg:x1="4.05cm" svg:y1="14.7cm" svg:x2="4.15cm" svg:y2="15.3cm" draw:start-shape="id9" draw:start-glue-point="6" draw:end-shape="id1" draw:end-glue-point="0" svg:d="M4050 14700v301h100v299" svg:viewBox="0 0 101 601">
          <text:p/>
        </draw:connector>
        <draw:connector draw:style-name="gr13" draw:text-style-name="P2" draw:layer="layout" svg:x1="13.15cm" svg:y1="2.2cm" svg:x2="13.15cm" svg:y2="2.6cm" draw:start-shape="id2" draw:start-glue-point="2" draw:end-shape="id11" draw:end-glue-point="0" svg:d="M13150 2200v400" svg:viewBox="0 0 1 401">
          <text:p/>
        </draw:connector>
        <draw:connector draw:style-name="gr13" draw:text-style-name="P2" draw:layer="layout" svg:x1="13.15cm" svg:y1="4.3cm" svg:x2="13.15cm" svg:y2="4.7cm" draw:start-shape="id11" draw:start-glue-point="2" draw:end-shape="id12" draw:end-glue-point="0" svg:d="M13150 4300v400" svg:viewBox="0 0 1 401">
          <text:p/>
        </draw:connector>
        <draw:connector draw:style-name="gr13" draw:text-style-name="P2" draw:layer="layout" svg:x1="13.15cm" svg:y1="6.4cm" svg:x2="13.15cm" svg:y2="6.8cm" draw:start-shape="id12" draw:start-glue-point="2" draw:end-shape="id13" draw:end-glue-point="0" svg:d="M13150 6400v400" svg:viewBox="0 0 1 401">
          <text:p/>
        </draw:connector>
        <draw:connector draw:style-name="gr13" draw:text-style-name="P2" draw:layer="layout" svg:x1="13.15cm" svg:y1="9.6cm" svg:x2="13.15cm" svg:y2="10cm" draw:start-shape="id13" draw:start-glue-point="2" draw:end-shape="id14" draw:end-glue-point="0" svg:d="M13150 9600v400" svg:viewBox="0 0 1 401">
          <text:p/>
        </draw:connector>
        <draw:connector draw:style-name="gr13" draw:text-style-name="P2" draw:layer="layout" svg:x1="13.15cm" svg:y1="12cm" svg:x2="13.15cm" svg:y2="12.4cm" draw:start-shape="id14" draw:start-glue-point="2" draw:end-shape="id15" draw:end-glue-point="0" svg:d="M13150 12000v400" svg:viewBox="0 0 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2:38:09.472793919</meta:creation-date>
    <dc:date>2020-06-12T13:09:48.205729123</dc:date>
    <meta:editing-duration>PT16M53S</meta:editing-duration>
    <meta:editing-cycles>3</meta:editing-cycles>
    <meta:generator>LibreOffice/6.1.5.2$Linux_X86_64 LibreOffice_project/10$Build-2</meta:generator>
    <meta:document-statistic meta:object-count="29"/>
  </office:meta>
</office:document-meta>
</file>